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paragraph-properties fo:text-align="center"/>
    </style:style>
    <style:style style:name="T8" style:parent-style-name="VarsayılanParagrafYazıTipi" style:family="text"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T15" style:parent-style-name="VarsayılanParagrafYazıTipi" style:family="text">
      <style:text-properties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roblem 3</text:p>
      <text:p text:style-name="P2"/>
      <text:p text:style-name="P3"/>
      <text:p text:style-name="P4"/>
      <text:p text:style-name="P5"/>
      <text:p text:style-name="P6"/>
      <text:p text:style-name="P7"><text:span text:style-name="T8"><draw:frame draw:style-name="a0" draw:name="Resim 3" text:anchor-type="as-char" svg:x="0in" svg:y="0in" svg:width="6.83502in" svg:height="0.53886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><text:span text:style-name="T15"><draw:frame draw:style-name="a1" draw:name="Resim 4" text:anchor-type="as-char" svg:x="0in" svg:y="0in" svg:width="7.45595in" svg:height="0.63391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03-22T07:27:00Z</meta:creation-date>
    <dc:date>2023-03-22T18:22:00Z</dc:date>
    <meta:template xlink:href="Normal.dotm" xlink:type="simple"/>
    <meta:editing-cycles>5</meta:editing-cycles>
    <meta:editing-duration>PT1560S</meta:editing-duration>
    <meta:document-statistic meta:page-count="1" meta:paragraph-count="1" meta:word-count="3" meta:character-count="23" meta:row-count="1" meta:non-whitespace-character-count="21"/>
  </office:meta>
</office:document-meta>
</file>